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249b5" officeooo:paragraph-rsid="000249b5"/>
    </style:style>
    <style:style style:name="P2" style:family="paragraph" style:parent-style-name="Standard">
      <style:text-properties officeooo:rsid="00026e96" officeooo:paragraph-rsid="00026e96"/>
    </style:style>
    <style:style style:name="P3" style:family="paragraph" style:parent-style-name="Standard">
      <style:text-properties officeooo:rsid="0003089e" officeooo:paragraph-rsid="0003089e"/>
    </style:style>
    <style:style style:name="P4" style:family="paragraph" style:parent-style-name="Standard">
      <style:text-properties officeooo:rsid="00037bb9" officeooo:paragraph-rsid="00037bb9"/>
    </style:style>
    <style:style style:name="P5" style:family="paragraph" style:parent-style-name="Standard">
      <style:text-properties officeooo:rsid="00041bf6" officeooo:paragraph-rsid="00041bf6"/>
    </style:style>
    <style:style style:name="P6" style:family="paragraph" style:parent-style-name="Standard">
      <style:text-properties officeooo:rsid="00059b20" officeooo:paragraph-rsid="00059b20"/>
    </style:style>
    <style:style style:name="P7" style:family="paragraph" style:parent-style-name="Standard">
      <style:text-properties officeooo:rsid="0006c39f" officeooo:paragraph-rsid="0006c39f"/>
    </style:style>
    <style:style style:name="P8" style:family="paragraph" style:parent-style-name="Standard">
      <style:text-properties officeooo:rsid="000907e8" officeooo:paragraph-rsid="000907e8"/>
    </style:style>
    <style:style style:name="P9" style:family="paragraph" style:parent-style-name="Standard">
      <style:text-properties officeooo:rsid="000a8589" officeooo:paragraph-rsid="000a8589"/>
    </style:style>
    <style:style style:name="P10" style:family="paragraph" style:parent-style-name="Standard">
      <style:text-properties officeooo:rsid="000b74d3" officeooo:paragraph-rsid="000b74d3"/>
    </style:style>
    <style:style style:name="T1" style:family="text">
      <style:text-properties officeooo:rsid="000867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tura do workshop</text:p>
      <text:p text:style-name="P1">Bibliotecas <text:s/>Arduino</text:p>
      <text:p text:style-name="P1">Potenciómetros</text:p>
      <text:p text:style-name="P1">LCD</text:p>
      <text:p text:style-name="P1">Propriedades dos cristais líquidos</text:p>
      <text:p text:style-name="P1">Composição dos LCDs</text:p>
      <text:p text:style-name="P2">Gameboys e outros dispositivos</text:p>
      <text:p text:style-name="P3">1602a</text:p>
      <text:p text:style-name="P4">Piezo</text:p>
      <text:p text:style-name="P4">Exemplos de piezos</text:p>
      <text:p text:style-name="P5">HC-SR04 – funcionamento radar</text:p>
      <text:p text:style-name="P6">1-Wire: Princípio</text:p>
      <text:p text:style-name="P7">Tipo de rede –<text:span text:style-name="T1"> Master e Slaves</text:span></text:p>
      <text:p text:style-name="P8">Fornecimento parasitário</text:p>
      <text:p text:style-name="P9">Steppers – Servos e motores DC</text:p>
      <text:p text:style-name="P10">Princípio de funcionamento</text:p>
      <text:p text:style-name="P10">H-Bridge</text:p>
      <text:p text:style-name="P10">L298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11:35.166252818</meta:creation-date>
    <dc:date>2018-02-28T08:47:52.775422156</dc:date>
    <meta:editing-duration>PT36M14S</meta:editing-duration>
    <meta:editing-cycles>11</meta:editing-cycles>
    <meta:generator>LibreOffice/5.3.5.2$Linux_X86_64 LibreOffice_project/30m0$Build-2</meta:generator>
    <meta:document-statistic meta:table-count="0" meta:image-count="0" meta:object-count="0" meta:page-count="1" meta:paragraph-count="18" meta:word-count="46" meta:character-count="338" meta:non-whitespace-character-count="306"/>
  </office:meta>
</office:document-meta>
</file>